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40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2.2945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ce1" office:value-type="string">
            <text:p>NAMA</text:p>
          </table:table-cell>
          <table:table-cell office:value-type="string">
            <text:p>NPM</text:p>
          </table:table-cell>
          <table:table-cell office:value-type="string">
            <text:p>Email</text:p>
          </table:table-cell>
          <table:table-cell office:value-type="string">
            <text:p>GITHUB ACCOUNT</text:p>
          </table:table-cell>
        </table:table-row>
        <table:table-row table:style-name="ro1">
          <table:table-cell office:value-type="string">
            <text:p>NATANIA F. NANULAITTA</text:p>
          </table:table-cell>
          <table:table-cell office:value-type="float" office:value="4511210020">
            <text:p>4511210020</text:p>
          </table:table-cell>
          <table:table-cell office:value-type="string">
            <text:p><text:a xlink:href="mailto:Taniia33@yahoo.com">Taniia33@yahoo.com</text:a></text:p>
          </table:table-cell>
          <table:table-cell office:value-type="string">
            <text:p>Natania 28</text:p>
          </table:table-cell>
        </table:table-row>
        <table:table-row table:style-name="ro1">
          <table:table-cell office:value-type="string">
            <text:p>VIRGIE SCIORRA</text:p>
          </table:table-cell>
          <table:table-cell office:value-type="float" office:value="4511210014">
            <text:p>4511210014</text:p>
          </table:table-cell>
          <table:table-cell office:value-type="string">
            <text:p><text:a xlink:href="mailto:Virgie.sclorra@gmail.com">Virgie.sclorra@gmail.com</text:a></text:p>
          </table:table-cell>
          <table:table-cell office:value-type="string">
            <text:p>Viorra22</text:p>
          </table:table-cell>
        </table:table-row>
        <table:table-row table:style-name="ro1">
          <table:table-cell office:value-type="string">
            <text:p>STEFFI NOVA MARGARETH</text:p>
          </table:table-cell>
          <table:table-cell/>
          <table:table-cell office:value-type="string">
            <text:p><text:a xlink:href="mailto:steffinova92@gmail.com">steffinova92@gmail.com</text:a></text:p>
          </table:table-cell>
          <table:table-cell office:value-type="string">
            <text:p>steffinova</text:p>
          </table:table-cell>
        </table:table-row>
        <table:table-row table:style-name="ro1">
          <table:table-cell office:value-type="string">
            <text:p>ANDREAN WIDIATMOKO NURCAHYO</text:p>
          </table:table-cell>
          <table:table-cell office:value-type="float" office:value="4510210011">
            <text:p>4510210011</text:p>
          </table:table-cell>
          <table:table-cell office:value-type="string">
            <text:p><text:a xlink:href="mailto:widiatmoko.andrean@gmail.com">widiatmoko.andrean@gmail.com</text:a></text:p>
          </table:table-cell>
          <table:table-cell office:value-type="string">
            <text:p>andreanwidiamoko</text:p>
          </table:table-cell>
        </table:table-row>
        <table:table-row table:style-name="ro1">
          <table:table-cell office:value-type="string">
            <text:p>LUKI RAMADON</text:p>
          </table:table-cell>
          <table:table-cell/>
          <table:table-cell office:value-type="string">
            <text:p><text:a xlink:href="mailto:Thekucays@gmail.com">Thekucays@gmail.com</text:a></text:p>
          </table:table-cell>
          <table:table-cell office:value-type="string">
            <text:p>thekucays</text:p>
          </table:table-cell>
        </table:table-row>
        <table:table-row table:style-name="ro1">
          <table:table-cell office:value-type="string">
            <text:p>KURNIA FREDI W</text:p>
          </table:table-cell>
          <table:table-cell office:value-type="float" office:value="4511210007">
            <text:p>4511210007</text:p>
          </table:table-cell>
          <table:table-cell table:number-columns-repeated="2"/>
        </table:table-row>
        <table:table-row table:style-name="ro1">
          <table:table-cell office:value-type="string">
            <text:p>RENDY SEPTIAN BUSRA</text:p>
          </table:table-cell>
          <table:table-cell office:value-type="float" office:value="4510210041">
            <text:p>4510210041</text:p>
          </table:table-cell>
          <table:table-cell table:number-columns-repeated="2"/>
        </table:table-row>
        <table:table-row table:style-name="ro1">
          <table:table-cell office:value-type="string">
            <text:p>NOVIAN TRY HARTANTO</text:p>
          </table:table-cell>
          <table:table-cell office:value-type="float" office:value="4511210017">
            <text:p>4511210017</text:p>
          </table:table-cell>
          <table:table-cell office:value-type="string">
            <text:p><text:a xlink:href="mailto:Whank.nocturnal@gmail.com">Whank.nocturnal@gmail.com</text:a></text:p>
          </table:table-cell>
          <table:table-cell office:value-type="string">
            <text:p>Novian666</text:p>
          </table:table-cell>
        </table:table-row>
        <table:table-row table:style-name="ro1">
          <table:table-cell office:value-type="string">
            <text:p>IBNU KHAESAR</text:p>
          </table:table-cell>
          <table:table-cell office:value-type="float" office:value="4508210022">
            <text:p>4508210022</text:p>
          </table:table-cell>
          <table:table-cell office:value-type="string">
            <text:p><text:a xlink:href="mailto:Douglazz2@yahoo.com">Douglazz2@yahoo.com</text:a></text:p>
          </table:table-cell>
          <table:table-cell/>
        </table:table-row>
        <table:table-row table:style-name="ro1">
          <table:table-cell office:value-type="string">
            <text:p>FAJAR MUHAMMAD F</text:p>
          </table:table-cell>
          <table:table-cell office:value-type="float" office:value="4511210022">
            <text:p>4511210022</text:p>
          </table:table-cell>
          <table:table-cell office:value-type="string">
            <text:p><text:a xlink:href="mailto:FajarmuhF@live.com">FajarmuhF@live.com</text:a></text:p>
          </table:table-cell>
          <table:table-cell office:value-type="string">
            <text:p>Fajarmuhf</text:p>
          </table:table-cell>
        </table:table-row>
        <table:table-row table:style-name="ro1">
          <table:table-cell office:value-type="string">
            <text:p>HILDA RIZKY AULIA</text:p>
          </table:table-cell>
          <table:table-cell office:value-type="float" office:value="4509210028">
            <text:p>4509210028</text:p>
          </table:table-cell>
          <table:table-cell office:value-type="string">
            <text:p><text:a xlink:href="mailto:Hilda.kovic@gmail.com">Hilda.kovic@gmail.com</text:a></text:p>
          </table:table-cell>
          <table:table-cell office:value-type="string">
            <text:p>Hildaaulia</text:p>
          </table:table-cell>
        </table:table-row>
        <table:table-row table:style-name="ro1">
          <table:table-cell office:value-type="string">
            <text:p>PETRUS GONAY</text:p>
          </table:table-cell>
          <table:table-cell office:value-type="float" office:value="4509212041">
            <text:p>4509212041</text:p>
          </table:table-cell>
          <table:table-cell office:value-type="string">
            <text:p><text:a xlink:href="mailto:Petrusgonay@yahoo.co.id">Petrusgonay@yahoo.co.id</text:a></text:p>
          </table:table-cell>
          <table:table-cell office:value-type="string">
            <text:p>Pgonay</text:p>
          </table:table-cell>
        </table:table-row>
        <table:table-row table:style-name="ro1">
          <table:table-cell office:value-type="string">
            <text:p>SAMDY C.L.PAPILAYA</text:p>
          </table:table-cell>
          <table:table-cell office:value-type="float" office:value="4511212013">
            <text:p>4511212013</text:p>
          </table:table-cell>
          <table:table-cell office:value-type="string">
            <text:p><text:a xlink:href="mailto:Spapilaya@rocketmail.com">Spapilaya@rocketmail.com</text:a></text:p>
          </table:table-cell>
          <table:table-cell office:value-type="string">
            <text:p>Samdypapilaya</text:p>
          </table:table-cell>
        </table:table-row>
        <table:table-row table:style-name="ro1">
          <table:table-cell office:value-type="string">
            <text:p>RIZKA DIAH</text:p>
          </table:table-cell>
          <table:table-cell office:value-type="float" office:value="4511210018">
            <text:p>4511210018</text:p>
          </table:table-cell>
          <table:table-cell office:value-type="string">
            <text:p><text:a xlink:href="mailto:Thnmeldyzz@gmail.com">Thnmeldyzz@gmail.com</text:a></text:p>
          </table:table-cell>
          <table:table-cell office:value-type="string">
            <text:p>Melodyzz</text:p>
          </table:table-cell>
        </table:table-row>
        <table:table-row table:style-name="ro1">
          <table:table-cell office:value-type="string">
            <text:p>MONIKA SALES</text:p>
          </table:table-cell>
          <table:table-cell office:value-type="float" office:value="4511210010">
            <text:p>4511210010</text:p>
          </table:table-cell>
          <table:table-cell office:value-type="string">
            <text:p><text:a xlink:href="mailto:Monikas34@ymail.com">Monikas34@ymail.com</text:a></text:p>
          </table:table-cell>
          <table:table-cell office:value-type="string">
            <text:p>Monica27</text:p>
          </table:table-cell>
        </table:table-row>
        <table:table-row table:style-name="ro1">
          <table:table-cell office:value-type="string">
            <text:p>FITRIA ISMANTO</text:p>
          </table:table-cell>
          <table:table-cell office:value-type="float" office:value="4511210012">
            <text:p>4511210012</text:p>
          </table:table-cell>
          <table:table-cell office:value-type="string">
            <text:p><text:a xlink:href="mailto:Fitria.toomla@gmail.com">Fitria.toomla@gmail.com</text:a></text:p>
          </table:table-cell>
          <table:table-cell office:value-type="string">
            <text:p>Fitr17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6T15:10:22</meta:creation-date>
    <dc:date>2012-09-26T16:52:22</dc:date>
    <meta:editing-duration>PT40M59S</meta:editing-duration>
    <meta:editing-cycles>1</meta:editing-cycles>
    <meta:document-statistic meta:table-count="3" meta:cell-count="61" meta:object-count="0"/>
    <meta:generator>LibreOffice/3.5$Linux_x86 LibreOffice_project/350m1$Build-202</meta:generator>
  </office:meta>
</office:document-meta>
</file>